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3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outline1">
      <style:graphic-properties fo:min-height="4.77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opacity="100%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text-properties fo:color="#f10d0c" loext:opacity="100%"/>
    </style:style>
    <style:style style:name="P6" style:family="paragraph">
      <loext:graphic-properties draw:fill="none" draw:fill-color="#ffffff"/>
      <style:text-properties fo:color="#f10d0c" loext:opacity="100%" loext:color-lum-mod="100%" loext:color-lum-off="0%"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f10d0c" loext:opacity="100%" fo:font-size="32pt" style:font-size-asian="32pt" style:font-size-complex="32pt"/>
    </style:style>
    <style:style style:name="T5" style:family="text">
      <style:text-properties fo:color="#ffff38" loext:opacity="100%" fo:font-size="32pt" style:font-size-asian="32pt" style:font-size-complex="32pt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placeholder="true" presentation:user-transformed="true">
          <draw:text-box/>
        </draw:frame>
        <draw:frame presentation:style-name="pr2" draw:text-style-name="P1" draw:layer="layout" svg:width="25.199cm" svg:height="5.619cm" svg:x="1.4cm" svg:y="7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text-style-name="P3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3T18">
        <office:forms form:automatic-focus="false" form:apply-design-mode="false"/>
        <draw:frame presentation:style-name="pr7" draw:layer="layout" svg:width="6.198cm" svg:height="4.268cm" svg:x="0.302cm" svg:y="3.732cm" presentation:class="outline" presentation:user-transformed="true">
          <draw:text-box>
            <text:list text:style-name="L1">
              <text:list-item>
                <text:p>P=presente</text:p>
              </text:list-item>
            </text:list>
          </draw:text-box>
        </draw:frame>
        <draw:frame presentation:style-name="pr7" draw:layer="layout" svg:width="6.198cm" svg:height="4.268cm" svg:x="14.5cm" svg:y="3.732cm" presentation:class="outline" presentation:user-transformed="true">
          <draw:text-box>
            <text:list text:style-name="L1">
              <text:list-item>
                <text:p>PR=passato remoto</text:p>
              </text:list-item>
            </text:list>
          </draw:text-box>
        </draw:frame>
        <draw:frame presentation:style-name="pr7" draw:layer="layout" svg:width="6.198cm" svg:height="4.268cm" svg:x="8cm" svg:y="3.732cm" presentation:class="outline" presentation:user-transformed="true">
          <draw:text-box>
            <text:list text:style-name="L1">
              <text:list-item>
                <text:p>Imp=Imperfetto</text:p>
              </text:list-item>
            </text:list>
          </draw:text-box>
        </draw:frame>
        <draw:frame presentation:style-name="pr7" draw:layer="layout" svg:width="6.198cm" svg:height="4.268cm" svg:x="21.5cm" svg:y="3.732cm" presentation:class="outline" presentation:user-transformed="true">
          <draw:text-box>
            <text:list text:style-name="L1">
              <text:list-item>
                <text:p>FS=Futuro Semplice</text:p>
              </text:list-item>
            </text:list>
          </draw:text-box>
        </draw:frame>
        <draw:frame presentation:style-name="pr7" draw:layer="layout" svg:width="6.198cm" svg:height="4.268cm" svg:x="0.5cm" svg:y="9.5cm" presentation:class="outline" presentation:user-transformed="true">
          <draw:text-box>
            <text:list text:style-name="L1">
              <text:list-header>
                <text:p>PP=passato prossimo </text:p>
              </text:list-header>
            </text:list>
          </draw:text-box>
        </draw:frame>
        <draw:frame presentation:style-name="pr7" draw:layer="layout" svg:width="6.198cm" svg:height="4.268cm" svg:x="8.302cm" svg:y="9.5cm" presentation:class="outline" presentation:user-transformed="true">
          <draw:text-box>
            <text:list text:style-name="L1">
              <text:list-item>
                <text:p>TP=Tra Passato Prossimo</text:p>
              </text:list-item>
            </text:list>
          </draw:text-box>
        </draw:frame>
        <draw:frame presentation:style-name="pr7" draw:layer="layout" svg:width="6.198cm" svg:height="4.268cm" svg:x="14.802cm" svg:y="9.5cm" presentation:class="outline" presentation:user-transformed="true">
          <draw:text-box>
            <text:list text:style-name="L1">
              <text:list-item>
                <text:p text:style-name="P4"><text:span text:style-name="T1">TR=</text:span>Tra Passato Remoto</text:p>
              </text:list-item>
            </text:list>
          </draw:text-box>
        </draw:frame>
        <draw:frame presentation:style-name="pr7" draw:layer="layout" svg:width="6.198cm" svg:height="4.268cm" svg:x="21.5cm" svg:y="9.5cm" presentation:class="outline" presentation:user-transformed="true">
          <draw:text-box>
            <text:list text:style-name="L1">
              <text:list-item>
                <text:p>FA=Futuro Anteri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8">
        <office:forms form:automatic-focus="false" form:apply-design-mode="false"/>
        <draw:frame presentation:style-name="pr7" draw:layer="layout" svg:width="6.198cm" svg:height="4.268cm" svg:x="0.302cm" svg:y="3.732cm" presentation:class="outline" presentation:user-transformed="true">
          <draw:text-box>
            <text:list text:style-name="L1">
              <text:list-item>
                <text:p>P=presente</text:p>
              </text:list-item>
              <text:list-item>
                <text:p/>
              </text:list-item>
              <text:list-item>
                <text:p><text:span text:style-name="T2">Ho</text:span><text:tab/></text:p>
              </text:list-item>
            </text:list>
          </draw:text-box>
        </draw:frame>
        <draw:frame presentation:style-name="pr7" draw:layer="layout" svg:width="6.198cm" svg:height="4.268cm" svg:x="14.5cm" svg:y="3.732cm" presentation:class="outline" presentation:user-transformed="true">
          <draw:text-box>
            <text:list text:style-name="L1">
              <text:list-item>
                <text:p>PR=passato remoto</text:p>
              </text:list-item>
              <text:list-item>
                <text:p><text:span text:style-name="T2">Ebbi</text:span></text:p>
              </text:list-item>
            </text:list>
          </draw:text-box>
        </draw:frame>
        <draw:frame presentation:style-name="pr7" draw:layer="layout" svg:width="7.698cm" svg:height="4.268cm" svg:x="7.302cm" svg:y="3.732cm" presentation:class="outline" presentation:user-transformed="true">
          <draw:text-box>
            <text:list text:style-name="L1">
              <text:list-item>
                <text:p>Imp=Imperfetto</text:p>
              </text:list-item>
              <text:list-item>
                <text:p><text:span text:style-name="T2">Avevo</text:span></text:p>
              </text:list-item>
            </text:list>
          </draw:text-box>
        </draw:frame>
        <draw:frame presentation:style-name="pr7" draw:layer="layout" svg:width="6.198cm" svg:height="4.268cm" svg:x="21.5cm" svg:y="3.732cm" presentation:class="outline" presentation:user-transformed="true">
          <draw:text-box>
            <text:list text:style-name="L1">
              <text:list-item>
                <text:p>FS=Futuro Semplice</text:p>
              </text:list-item>
              <text:list-item>
                <text:p><text:span text:style-name="T2">Avrò</text:span></text:p>
              </text:list-item>
            </text:list>
          </draw:text-box>
        </draw:frame>
        <draw:frame presentation:style-name="pr7" draw:layer="layout" svg:width="7cm" svg:height="4.268cm" svg:x="0.5cm" svg:y="9.5cm" presentation:class="outline" presentation:user-transformed="true">
          <draw:text-box>
            <text:list text:style-name="L1">
              <text:list-header>
                <text:p>PP=passato prossimo </text:p>
              </text:list-header>
              <text:list-item>
                <text:p>P+Parp(Partecipio)</text:p>
              </text:list-item>
              <text:list-item>
                <text:p><text:span text:style-name="T2">Ho Avuto</text:span></text:p>
              </text:list-item>
            </text:list>
          </draw:text-box>
        </draw:frame>
        <draw:frame presentation:style-name="pr7" draw:layer="layout" svg:width="6.198cm" svg:height="4.268cm" svg:x="8.302cm" svg:y="9.5cm" presentation:class="outline" presentation:user-transformed="true">
          <draw:text-box>
            <text:list text:style-name="L1">
              <text:list-item>
                <text:p>TP=Tra Passato Prossimo</text:p>
              </text:list-item>
              <text:list-item>
                <text:p>Imp+Parp</text:p>
              </text:list-item>
              <text:list-item>
                <text:p><text:span text:style-name="T2">Avevo Avuto</text:span></text:p>
              </text:list-item>
            </text:list>
          </draw:text-box>
        </draw:frame>
        <draw:frame presentation:style-name="pr7" draw:layer="layout" svg:width="6.198cm" svg:height="4.268cm" svg:x="14.802cm" svg:y="9.5cm" presentation:class="outline" presentation:user-transformed="true">
          <draw:text-box>
            <text:list text:style-name="L1">
              <text:list-item>
                <text:p text:style-name="P4"><text:span text:style-name="T1">TR=</text:span>Tra Passato Remoto</text:p>
              </text:list-item>
              <text:list-item>
                <text:p text:style-name="P4"><text:span text:style-name="T3">PR+Parp</text:span></text:p>
              </text:list-item>
              <text:list-item>
                <text:p text:style-name="P4"><text:span text:style-name="T2">Ebbi Avuto</text:span></text:p>
              </text:list-item>
            </text:list>
          </draw:text-box>
        </draw:frame>
        <draw:frame presentation:style-name="pr7" draw:layer="layout" svg:width="6.198cm" svg:height="4.268cm" svg:x="21.5cm" svg:y="9.5cm" presentation:class="outline" presentation:user-transformed="true">
          <draw:text-box>
            <text:list text:style-name="L1">
              <text:list-item>
                <text:p>FA=Futuro Anteriore</text:p>
              </text:list-item>
              <text:list-item>
                <text:p><text:span text:style-name="T3">FS+Parp</text:span></text:p>
              </text:list-item>
              <text:list-item>
                <text:p><text:span text:style-name="T2">Avrò Avuto</text:span></text:p>
              </text:list-item>
            </text:list>
          </draw:text-box>
        </draw:frame>
        <draw:frame draw:style-name="gr2" draw:text-style-name="P6" draw:layer="layout" svg:width="3.432cm" svg:height="1.517cm" svg:x="4.5cm" svg:y="0.5cm">
          <draw:text-box>
            <text:p text:style-name="P5"><text:span text:style-name="T4">Av</text:span><text:span text:style-name="T5">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8">
        <office:forms form:automatic-focus="false" form:apply-design-mode="false"/>
        <draw:frame presentation:style-name="pr7" draw:layer="layout" svg:width="6.198cm" svg:height="4.268cm" svg:x="0.302cm" svg:y="3.732cm" presentation:class="outline" presentation:user-transformed="true">
          <draw:text-box>
            <text:list text:style-name="L1">
              <text:list-item>
                <text:p>P=presente</text:p>
              </text:list-item>
              <text:list-item>
                <text:p/>
              </text:list-item>
              <text:list-item>
                <text:p><text:span text:style-name="T2">Lui <text:s/>Pensa</text:span></text:p>
              </text:list-item>
            </text:list>
          </draw:text-box>
        </draw:frame>
        <draw:frame presentation:style-name="pr7" draw:layer="layout" svg:width="6.198cm" svg:height="4.268cm" svg:x="14.5cm" svg:y="3.732cm" presentation:class="outline" presentation:user-transformed="true">
          <draw:text-box>
            <text:list text:style-name="L1">
              <text:list-item>
                <text:p>PR=passato remoto</text:p>
              </text:list-item>
              <text:list-item>
                <text:p><text:span text:style-name="T2">Lui Pensò</text:span></text:p>
              </text:list-item>
            </text:list>
          </draw:text-box>
        </draw:frame>
        <draw:frame presentation:style-name="pr7" draw:layer="layout" svg:width="7.698cm" svg:height="4.268cm" svg:x="7.302cm" svg:y="3.732cm" presentation:class="outline" presentation:user-transformed="true">
          <draw:text-box>
            <text:list text:style-name="L1">
              <text:list-item>
                <text:p>Imp=Imperfetto</text:p>
              </text:list-item>
              <text:list-item>
                <text:p><text:span text:style-name="T2">Lui Pensava</text:span></text:p>
              </text:list-item>
            </text:list>
          </draw:text-box>
        </draw:frame>
        <draw:frame presentation:style-name="pr7" draw:layer="layout" svg:width="6.198cm" svg:height="4.268cm" svg:x="21.5cm" svg:y="3.732cm" presentation:class="outline" presentation:user-transformed="true">
          <draw:text-box>
            <text:list text:style-name="L1">
              <text:list-item>
                <text:p>FS=Futuro Semplice</text:p>
              </text:list-item>
              <text:list-item>
                <text:p><text:span text:style-name="T2">Penserà</text:span></text:p>
              </text:list-item>
            </text:list>
          </draw:text-box>
        </draw:frame>
        <draw:frame presentation:style-name="pr7" draw:layer="layout" svg:width="7cm" svg:height="4.268cm" svg:x="0.5cm" svg:y="9.5cm" presentation:class="outline" presentation:user-transformed="true">
          <draw:text-box>
            <text:list text:style-name="L1">
              <text:list-header>
                <text:p>PP=passato prossimo </text:p>
              </text:list-header>
              <text:list-item>
                <text:p>P+Parp(Partecipio)</text:p>
              </text:list-item>
              <text:list-item>
                <text:p><text:span text:style-name="T2">Ha Pensato</text:span></text:p>
              </text:list-item>
            </text:list>
          </draw:text-box>
        </draw:frame>
        <draw:frame presentation:style-name="pr7" draw:layer="layout" svg:width="6.198cm" svg:height="4.268cm" svg:x="8.302cm" svg:y="9.5cm" presentation:class="outline" presentation:user-transformed="true">
          <draw:text-box>
            <text:list text:style-name="L1">
              <text:list-item>
                <text:p>TP=Tra Passato Prossimo</text:p>
              </text:list-item>
              <text:list-item>
                <text:p>Imp+Parp</text:p>
              </text:list-item>
              <text:list-item>
                <text:p text:style-name="P4"><text:span text:style-name="T6">Aveva </text:span><text:span text:style-name="T2">Pensato</text:span></text:p>
              </text:list-item>
            </text:list>
          </draw:text-box>
        </draw:frame>
        <draw:frame presentation:style-name="pr7" draw:layer="layout" svg:width="6.198cm" svg:height="4.268cm" svg:x="14.802cm" svg:y="9.5cm" presentation:class="outline" presentation:user-transformed="true">
          <draw:text-box>
            <text:list text:style-name="L1">
              <text:list-item>
                <text:p text:style-name="P4"><text:span text:style-name="T1">TR=</text:span>Tra Passato Remoto</text:p>
              </text:list-item>
              <text:list-item>
                <text:p text:style-name="P4"><text:span text:style-name="T3">PR+Parp</text:span></text:p>
              </text:list-item>
              <text:list-item>
                <text:p text:style-name="P4"><text:span text:style-name="T6">Ebbe </text:span><text:span text:style-name="T2">Pensato</text:span></text:p>
              </text:list-item>
            </text:list>
          </draw:text-box>
        </draw:frame>
        <draw:frame presentation:style-name="pr7" draw:layer="layout" svg:width="6.198cm" svg:height="4.268cm" svg:x="21.5cm" svg:y="9.5cm" presentation:class="outline" presentation:user-transformed="true">
          <draw:text-box>
            <text:list text:style-name="L1">
              <text:list-item>
                <text:p>FA=Futuro Anteriore</text:p>
              </text:list-item>
              <text:list-item>
                <text:p><text:span text:style-name="T3">FS+Parp</text:span></text:p>
              </text:list-item>
              <text:list-item>
                <text:p text:style-name="P4"><text:span text:style-name="T6">Avrà </text:span><text:span text:style-name="T2">Pensato</text:span></text:p>
              </text:list-item>
            </text:list>
          </draw:text-box>
        </draw:frame>
        <draw:frame draw:style-name="gr2" draw:text-style-name="P6" draw:layer="layout" svg:width="4.706cm" svg:height="1.517cm" svg:x="4.5cm" svg:y="0.5cm">
          <draw:text-box>
            <text:p text:style-name="P5"><text:span text:style-name="T4">Pens</text:span><text:span text:style-name="T5">ar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8">
        <office:forms form:automatic-focus="false" form:apply-design-mode="false"/>
        <draw:frame presentation:style-name="pr7" draw:layer="layout" svg:width="6.198cm" svg:height="4.268cm" svg:x="0.302cm" svg:y="3.732cm" presentation:class="outline" presentation:user-transformed="true">
          <draw:text-box>
            <text:list text:style-name="L1">
              <text:list-item>
                <text:p>P=presente</text:p>
              </text:list-item>
              <text:list-item>
                <text:p/>
              </text:list-item>
              <text:list-item>
                <text:p><text:span text:style-name="T2">Voi <text:s/>Temete</text:span></text:p>
              </text:list-item>
            </text:list>
          </draw:text-box>
        </draw:frame>
        <draw:frame presentation:style-name="pr7" draw:layer="layout" svg:width="6.198cm" svg:height="4.268cm" svg:x="14.5cm" svg:y="3.732cm" presentation:class="outline" presentation:user-transformed="true">
          <draw:text-box>
            <text:list text:style-name="L1">
              <text:list-item>
                <text:p>PR=passato remoto</text:p>
              </text:list-item>
              <text:list-item>
                <text:p text:style-name="P4"><text:span text:style-name="T6"><text:s/></text:span><text:span text:style-name="T2">Temeste</text:span></text:p>
              </text:list-item>
            </text:list>
          </draw:text-box>
        </draw:frame>
        <draw:frame presentation:style-name="pr7" draw:layer="layout" svg:width="7.698cm" svg:height="4.268cm" svg:x="7.302cm" svg:y="3.732cm" presentation:class="outline" presentation:user-transformed="true">
          <draw:text-box>
            <text:list text:style-name="L1">
              <text:list-item>
                <text:p>Imp=Imperfetto</text:p>
              </text:list-item>
              <text:list-item>
                <text:p text:style-name="P4"><text:span text:style-name="T6">Voi </text:span><text:span text:style-name="T2">Temevate</text:span></text:p>
              </text:list-item>
            </text:list>
          </draw:text-box>
        </draw:frame>
        <draw:frame presentation:style-name="pr7" draw:layer="layout" svg:width="6.198cm" svg:height="4.268cm" svg:x="21.5cm" svg:y="3.732cm" presentation:class="outline" presentation:user-transformed="true">
          <draw:text-box>
            <text:list text:style-name="L1">
              <text:list-item>
                <text:p>FS=Futuro Semplice</text:p>
              </text:list-item>
              <text:list-item>
                <text:p text:style-name="P4"><text:span text:style-name="T2">Temerete</text:span></text:p>
              </text:list-item>
            </text:list>
          </draw:text-box>
        </draw:frame>
        <draw:frame presentation:style-name="pr7" draw:layer="layout" svg:width="7cm" svg:height="4.268cm" svg:x="0.5cm" svg:y="9.5cm" presentation:class="outline" presentation:user-transformed="true">
          <draw:text-box>
            <text:list text:style-name="L1">
              <text:list-header>
                <text:p>PP=passato prossimo </text:p>
              </text:list-header>
              <text:list-item>
                <text:p>P+Parp(Partecipio)</text:p>
              </text:list-item>
              <text:list-item>
                <text:p text:style-name="P4"><text:span text:style-name="T6">Avete <text:s/></text:span><text:span text:style-name="T2">Temuto</text:span></text:p>
              </text:list-item>
            </text:list>
          </draw:text-box>
        </draw:frame>
        <draw:frame presentation:style-name="pr7" draw:layer="layout" svg:width="6.198cm" svg:height="4.268cm" svg:x="8.302cm" svg:y="9.5cm" presentation:class="outline" presentation:user-transformed="true">
          <draw:text-box>
            <text:list text:style-name="L1">
              <text:list-item>
                <text:p>TP=Tra Passato Prossimo</text:p>
              </text:list-item>
              <text:list-item>
                <text:p>Imp+Parp</text:p>
              </text:list-item>
              <text:list-item>
                <text:p text:style-name="P4"><text:span text:style-name="T6">Avevate Temuto</text:span></text:p>
              </text:list-item>
            </text:list>
          </draw:text-box>
        </draw:frame>
        <draw:frame presentation:style-name="pr7" draw:layer="layout" svg:width="6.198cm" svg:height="4.268cm" svg:x="14.802cm" svg:y="9.5cm" presentation:class="outline" presentation:user-transformed="true">
          <draw:text-box>
            <text:list text:style-name="L1">
              <text:list-item>
                <text:p text:style-name="P4"><text:span text:style-name="T1">TR=</text:span>Tra Passato Remoto</text:p>
              </text:list-item>
              <text:list-item>
                <text:p text:style-name="P4"><text:span text:style-name="T3">PR+Parp</text:span></text:p>
              </text:list-item>
              <text:list-item>
                <text:p text:style-name="P4"><text:span text:style-name="T6">Aveste Temuto</text:span></text:p>
              </text:list-item>
            </text:list>
          </draw:text-box>
        </draw:frame>
        <draw:frame presentation:style-name="pr7" draw:layer="layout" svg:width="6.198cm" svg:height="4.268cm" svg:x="21.5cm" svg:y="9.5cm" presentation:class="outline" presentation:user-transformed="true">
          <draw:text-box>
            <text:list text:style-name="L1">
              <text:list-item>
                <text:p>FA=Futuro Anteriore</text:p>
              </text:list-item>
              <text:list-item>
                <text:p><text:span text:style-name="T3">FS+Parp</text:span></text:p>
              </text:list-item>
              <text:list-item>
                <text:p text:style-name="P4"><text:span text:style-name="T6">Avrete Temuto</text:span></text:p>
              </text:list-item>
            </text:list>
          </draw:text-box>
        </draw:frame>
        <draw:frame draw:style-name="gr2" draw:text-style-name="P6" draw:layer="layout" svg:width="4.266cm" svg:height="1.517cm" svg:x="4.5cm" svg:y="0.5cm">
          <draw:text-box>
            <text:p text:style-name="P5"><text:span text:style-name="T7">Tem</text:span><text:span text:style-name="T5">er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9T18:13:16.202000000</meta:creation-date>
    <meta:editing-duration>PT39M22S</meta:editing-duration>
    <meta:editing-cycles>7</meta:editing-cycles>
    <meta:generator>LibreOffice/7.5.1.2$Windows_X86_64 LibreOffice_project/fcbaee479e84c6cd81291587d2ee68cba099e129</meta:generator>
    <dc:title>Lights</dc:title>
    <dc:date>2023-03-30T18:46:26.033000000</dc:date>
    <meta:document-statistic meta:object-count="130"/>
  </office:meta>
</office:document-meta>
</file>